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88mm"/>
    </style:style>
    <style:style style:name="co2" style:family="table-column">
      <style:table-column-properties fo:break-before="auto" style:column-width="91.28mm"/>
    </style:style>
    <style:style style:name="co3" style:family="table-column">
      <style:table-column-properties fo:break-before="auto" style:column-width="15.72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AbsDb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bsDb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>
            <text:p>Del_Pr_Key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Ans1</text:p>
          </table:table-cell>
          <table:table-cell table:style-name="ce1" office:value-type="string" calcext:value-type="string">
            <text:p>Right1</text:p>
          </table:table-cell>
          <table:table-cell table:style-name="ce1" office:value-type="string" calcext:value-type="string">
            <text:p>Ans2</text:p>
          </table:table-cell>
          <table:table-cell table:style-name="ce1" office:value-type="string" calcext:value-type="string">
            <text:p>Right2</text:p>
          </table:table-cell>
          <table:table-cell table:style-name="ce1" office:value-type="string" calcext:value-type="string">
            <text:p>Ans3</text:p>
          </table:table-cell>
          <table:table-cell table:style-name="ce1" office:value-type="string" calcext:value-type="string">
            <text:p>Right3</text:p>
          </table:table-cell>
          <table:table-cell table:style-name="ce1" office:value-type="string" calcext:value-type="string">
            <text:p>Ans4</text:p>
          </table:table-cell>
          <table:table-cell table:style-name="ce1" office:value-type="string" calcext:value-type="string">
            <text:p>Right4</text:p>
          </table:table-cell>
          <table:table-cell table:style-name="ce1" office:value-type="string" calcext:value-type="string">
            <text:p>Ans5</text:p>
          </table:table-cell>
          <table:table-cell table:style-name="ce1" office:value-type="string" calcext:value-type="string">
            <text:p>Right5</text:p>
          </table:table-cell>
          <table:table-cell table:number-columns-repeated="1011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какие сроки регистрируются заявления граждан по предоставлению государственной услуги ФССП России?</text:p>
          </table:table-cell>
          <table:table-cell office:value-type="string" calcext:value-type="string">
            <text:p>заявление подлежит обязательной регистрации в день поступления в государственный орган или должностному лицу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явление регистрируется <text:s/>в течение 3-х дней с момента поступления в государственный орган или должностному лиц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явление <text:s/>регистрируется в течение 7-и дней с поступления в государственный орган или должностному лицу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и каких условиях сроки хранения, оконченных исполнительных производств по постановлению специально-уполномоченных органов, составляют 1 год?</text:p>
          </table:table-cell>
          <table:table-cell office:value-type="string" calcext:value-type="string">
            <text:p>исполнительное производство окончено фактическим исполнение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умма взыскания по исполнительному производству <text:s/>до 1000 рубл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сполнительное производство окончено фактическим исполнением и сумма взыскания до 5000 рублей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В течение какого времени после увольнения с государственной гражданской службы граждане при заключении трудовых договоров обязаны сообщать работодателю сведения о последнем месте службы?</text:p>
          </table:table-cell>
          <table:table-cell office:value-type="string" calcext:value-type="string">
            <text:p>в течение одного года после уволь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двух лет после увольн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пяти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Непринятие государственным гражданским служащим, <text:s text:c="3"/>являющимся стороной конфликта интересов, мер по предотвращению или урегулированию конфликта интересов является: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влекущим увольнение с государственной гражданской служб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авонарушением, влекущим уголовную ответственнос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Существенные признаки анонимного обращения:</text:p>
          </table:table-cell>
          <table:table-cell office:value-type="string" calcext:value-type="string">
            <text:p>обращение не подписа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письменном обращении не указаны фамилия гражданина, направившего обращение, и почтовый адрес, по которому должен быть направлен отв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указаны инициалы имени и отчеств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Кто проводит прием граждан в государственных органах?</text:p>
          </table:table-cell>
          <table:table-cell office:value-type="string" calcext:value-type="string">
            <text:p>личный прием граждан в государственных органах проводится уполномоченными работниками этих орган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ичный прием граждан в государственных органах проводится лично их руководителям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ичный прием граждан в государственных органах проводится их руководителями и уполномоченными на то лицами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Какая информация об организации приема доводится до сведения граждан?</text:p>
          </table:table-cell>
          <table:table-cell office:value-type="string" calcext:value-type="string">
            <text:p>о месте приема, а также об установленных для приема днях и часах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 месте прием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 днях и часах прием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Какие документы должен предъявить гражданин, прибывший на личный прием?</text:p>
          </table:table-cell>
          <table:table-cell office:value-type="string" calcext:value-type="string">
            <text:p>паспор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кумент, удостоверяющий его личность. В случае представления интересов третьих лиц еще и доверенность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одительское удостоверени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Каков порядок рассмотрения письменных обращений, принятых на личном приеме?</text:p>
          </table:table-cell>
          <table:table-cell office:value-type="string" calcext:value-type="string">
            <text:p>письменное обращение, принятое в ходе личного приема, подлежит регистрации и рассмотрению в порядке, предусмотренном Федеральным законом от 02.05.2006 № 59-ФЗ «О порядке рассмотрения обращений граждан Российской Федера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длежит рассмотрению в течение 10-и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длежит регистрации и рассмотрению в течение 15-и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Что такое делопроизводство?</text:p>
          </table:table-cell>
          <table:table-cell office:value-type="string" calcext:value-type="string">
            <text:p>делопроизводство заключается в составлении служебных документ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елопроизводство представляет собой отрасль деятельности, обеспечивающую составление и оформление официальных служебных документов, их обработку и хранени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делопроизводство заключается в организации хранения документ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Реквизиты документа:</text:p>
          </table:table-cell>
          <table:table-cell office:value-type="string" calcext:value-type="string">
            <text:p>это обязательные элементы оформления официальных документов. Они позволяют идентифицировать информацию докумен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то отличительные признаки документ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это образцы элементов, применяемых при оформлении документ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Что проверяется перед вскрытием конвертов входящей корреспонденции?</text:p>
          </table:table-cell>
          <table:table-cell office:value-type="string" calcext:value-type="string">
            <text:p>указание обратного адрес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ес почтового отправл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охранность упаковки почтовых отправлений и правильность доставки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Какие документы подлежат архивному хранению?</text:p>
          </table:table-cell>
          <table:table-cell office:value-type="string" calcext:value-type="string">
            <text:p><text:s/>документы, срок хранения которых 10 и более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кументы постоянного срока хра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кументы постоянного, временного (свыше 10 лет) хранения и по личному составу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Каким документом определяются сроки хранения документов в организации?</text:p>
          </table:table-cell>
          <table:table-cell office:value-type="string" calcext:value-type="string">
            <text:p>опись дел постоянного хран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инструкцией по делопроизводству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водная номенклатура дел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Что предусматривает оформление дел, подлежащих передаче на архивное хранение?</text:p>
          </table:table-cell>
          <table:table-cell office:value-type="string" calcext:value-type="string">
            <text:p>заполнение реквизитов обложки дела, проставление нумерации листов в деле, составление листа-заверителя и внутренней описи документов дела, подшивку или переплет дел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дшивку или переплет дела, проставление нумерации листов в деле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полнение реквизитов обложки дела, составление листа-заверителя и внутренней описи документов дел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Каким документом регулируется <text:s/>порядок работы по оформлению и передаче на оперативное хранение оконченных исполнительных производств:</text:p>
          </table:table-cell>
          <table:table-cell office:value-type="string" calcext:value-type="string">
            <text:p>Федеральный закон от 22.10.2004 <text:s text:c="2"/>№ 125-ФЗ «Об архивном деле Российской Федерации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Минюста от 25.06.2008 №126 «Об утверждении Инструкции по делопроизводству в Федеральной службе судебных приставов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ФССП России от 10.12.2010 <text:s/>№ 682 <text:s/>«Об утверждении Инструкции по делопроизводству в Федеральной службе судебных приставов»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ием на централизованное оперативное хранение завершенных в делопроизводстве оконченных исполнительных производится:</text:p>
          </table:table-cell>
          <table:table-cell office:value-type="string" calcext:value-type="string">
            <text:p>ежемесячн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ежеквартально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ежегодно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Сколько экземпляров актов приема – передачи составляется СПИ при передаче оконченных исполнительных производств на оперативное хранение:</text:p>
          </table:table-cell>
          <table:table-cell office:value-type="string" calcext:value-type="string">
            <text:p>1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Кто в отделе несет ответственность за организацию и состояние делопроизводства, обеспечение полноты, точности, своевременности оформления и учета документов:</text:p>
          </table:table-cell>
          <table:table-cell office:value-type="string" calcext:value-type="string">
            <text:p>главный судебный пристав субъекта РФ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тарший судебный пристав территориального отдел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удебный пристав-исполнител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бработчик справочного материал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Какие размеры полей должен иметь напечатанный лист документа, оформленный как на бланке, так и без бланка?</text:p>
          </table:table-cell>
          <table:table-cell office:value-type="string" calcext:value-type="string">
            <text:p>левое - от 20 мм до 30мм; правое - от 10 мм до 15мм; верхнее - не менее 20 мм; нижнее <text:s/>- <text:s/>не менее20 мм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евое - 20 мм; правое - 10 мм; верхнее - 20 мм; нижнее - 20 м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евое - 30 мм; правое - 15 мм; верхнее- 10 мм; нижнее - 10 мм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левое - 20 мм; правое - 5 мм; верхнее - 10 мм; нижнее - 10 мм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Где проставляются порядковые номера страниц при оформлении текста документа на двух и более страницах?</text:p>
          </table:table-cell>
          <table:table-cell office:value-type="string" calcext:value-type="string">
            <text:p>посередине нижнего поля страниц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середине верхнего поля страницы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права нижнего поля страницы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верху нижнего поля страниц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Каким размером шрифта печатаются тексты документов, согласно приказу ФССП России от 10.12.2010 № 682?</text:p>
          </table:table-cell>
          <table:table-cell office:value-type="string" calcext:value-type="string">
            <text:p>12-13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-15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-14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-15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В каком случае правильно оформлено адресование документа физическому лицу?</text:p>
          </table:table-cell>
          <table:table-cell office:value-type="string" calcext:value-type="string">
            <text:p>Никитину А.Г., Яблочковой ул. д. 8 кв. 15, Санкт-Петербург, 197049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049, г. Санкт-Петербург, ул. Яблочковой, д. 8 кв. 15, Никитину А.Г.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икитину А.Г., 197049, г. Санкт-Петербург, ул. Яблочковой, д. 8 кв. 15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.Г.Никитину, ул. Яблочковой, д. 8 кв. 15, г. Санкт-Петербург, 197049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и подготовке документов Федеральной службы судебных приставов межстрочный интервал должен составлять:</text:p>
          </table:table-cell>
          <table:table-cell office:value-type="string" calcext:value-type="string">
            <text:p>через 1-2 интерва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рез 2-3 интервал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через 1-1,5 интервал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Сколько межстрочных интервалов должно отделять информацию о приложении от текста документа?</text:p>
          </table:table-cell>
          <table:table-cell office:value-type="string" calcext:value-type="string">
            <text:p>1-2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-3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-4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Сколько межстрочных интервалов должно отделять подпись от предыдущего реквизита?</text:p>
          </table:table-cell>
          <table:table-cell office:value-type="string" calcext:value-type="string">
            <text:p>1-2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-3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-4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Указывается ли слово «Копия» перед обозначением 2-го, 3-го, 4-го <text:s/>адресата?</text:p>
          </table:table-cell>
          <table:table-cell office:value-type="string" calcext:value-type="string">
            <text:p>д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Где проставляется отметка об исполнителе документа при подготовке служебных писем?</text:p>
          </table:table-cell>
          <table:table-cell office:value-type="string" calcext:value-type="string">
            <text:p>в левом нижнем углу лицевой стороны докумен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правом нижнем углу лицевой стороны докумен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левом нижнем углу оборотной стороны докумен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правом нижнем углу оборотной стороны докумен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и получении документа в отдел, где ставиться регистрационный штамп?</text:p>
          </table:table-cell>
          <table:table-cell office:value-type="string" calcext:value-type="string">
            <text:p>в правом верхнем углу докумен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левом верхнем углу докумен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правом нижнем углу докумен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левом нижнем углу докумен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Каковы сроки рассмотрения письменных обращений граждан и юридических лиц?</text:p>
          </table:table-cell>
          <table:table-cell office:value-type="string" calcext:value-type="string">
            <text:p>10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дней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В каком случае правильно оформлен исходящий регистрационный номер документа (где: 61045 – код структурного подразделения по ведомственному классификатору; <text:s/>14- <text:s/>две последние цифры года; 1515- порядковый номер документа в электронной базе данных по регистрации исходящих <text:s/>документов)?</text:p>
          </table:table-cell>
          <table:table-cell office:value-type="string" calcext:value-type="string">
            <text:p>№ 61045/14/1515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№ 1515/61045/14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№ 1515/14/ 61045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и формировании дела в архив оно должно содержать:</text:p>
          </table:table-cell>
          <table:table-cell office:value-type="string" calcext:value-type="string">
            <text:p>не более 300 лист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более 500 листов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более 250 листов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более 150 лист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Какие Федеральные законы регулируют хранение, комплектование, учет и использование архивных документов?</text:p>
          </table:table-cell>
          <table:table-cell office:value-type="string" calcext:value-type="string">
            <text:p>Конституция Российской <text:s/>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З РФ «О государственной гражданской служб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ФЗ РФ «Об архивном деле в Российской Федера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З РФ «Об информации, информационных технологиях о защите информации»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Что такое номенклатура дел?</text:p>
          </table:table-cell>
          <table:table-cell office:value-type="string" calcext:value-type="string">
            <text:p>Таблица по статотчет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истематизированный перечень заголовков (наименований) дел в структурных подразделениях с указанием сроков их хранения, ежегодно оформляемый в установленном Инструкцией порядк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полнительный лис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явление (обращение) граждан, юридических лиц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Какие документы являются организационно-распорядительными?</text:p>
          </table:table-cell>
          <table:table-cell office:value-type="string" calcext:value-type="string">
            <text:p>Приказ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становление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Аналитическая запис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правк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ание.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Какие документы являются <text:s/>информационно-справочными?</text:p>
          </table:table-cell>
          <table:table-cell office:value-type="string" calcext:value-type="string">
            <text:p>Решени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окладная записк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лужебное письмо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Гарантийное письмо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Что такое документооборот?</text:p>
          </table:table-cell>
          <table:table-cell office:value-type="string" calcext:value-type="string">
            <text:p>Движение документов в организации с момента их создания или получения до завершения исполнения или отправки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вижение документов с момента их создания до передачи в архи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о каким признакам осуществляется поиск документа?</text:p>
          </table:table-cell>
          <table:table-cell office:value-type="string" calcext:value-type="string">
            <text:p>Дата и регистрационный номер докумен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золюц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Адресат докумен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иза согласова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На гражданскую службу вправе поступать граждане Российской Федерации, владеющие государственным языком Российской Федерации, <text:s/>соответствующие квалификационным требованиям и достигшие возраста:</text:p>
          </table:table-cell>
          <table:table-cell office:value-type="string" calcext:value-type="string">
            <text:p>21 год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8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 год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В течение скольких дней с момента поступления подлежат регистрации письменные обращения граждан?</text:p>
          </table:table-cell>
          <table:table-cell office:value-type="string" calcext:value-type="string">
            <text:p>1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Какие документы подлежат регистрации?</text:p>
          </table:table-cell>
          <table:table-cell office:value-type="string" calcext:value-type="string">
            <text:p>исполнительные документы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здравительные письма и пригласительные билеты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ечатные издания, книги, журналы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Какими законами регулируются правоотношения, связанные с рассмотрением обращений, заявлений, жалоб?</text:p>
          </table:table-cell>
          <table:table-cell office:value-type="string" calcext:value-type="string">
            <text:p>Конституция РФ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З-59 «О порядке рассмотрения обращений граждан Российской Федера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З-79 <text:s/>Закон о государственной гражданской службе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Кем утверждается Номенклатура дел районного (городского) отдела?</text:p>
          </table:table-cell>
          <table:table-cell office:value-type="string" calcext:value-type="string">
            <text:p>Руководителем Управ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ом отдела делопроизводства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ачальником отдела – старшим судебным приставом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В течение скольких дней с момента поступления, обращение должно быть направлено по принадлежности, если вопросы, поднятые в нем, не относятся к компетенции службы судебных приставов?</text:p>
          </table:table-cell>
          <table:table-cell office:value-type="string" calcext:value-type="string">
            <text:p>7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В течении какого времени с момента поступления подлежат регистрации жалобы, поданные в порядке подчиненности?</text:p>
          </table:table-cell>
          <table:table-cell office:value-type="string" calcext:value-type="string">
            <text:p>в этот же ден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следующего дн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и 3-х дней: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Правила написания отметки об исполнителе документа:</text:p>
          </table:table-cell>
          <table:table-cell office:value-type="string" calcext:value-type="string">
            <text:p>Н.С. Максимова, 334 46 56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Исп. Н.С. Максимова, 334-46-56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Максимова Н.С., тел. 334 46 56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авила написания отметки о наличии приложений:</text:p>
          </table:table-cell>
          <table:table-cell office:value-type="string" calcext:value-type="string">
            <text:p>Реквизит «Приложение» оформляется под текстом письма от границы левого пол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Реквизит «Приложение» печатается с абзац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В какой срок со дня поступления, должностные лица службы судебных приставов, постановления действия (бездействия) которых обжалуются, направляют жалобу в порядке подчиненности <text:s/>вышестоящему <text:s/>должностному лицу <text:s/>ССП?</text:p>
          </table:table-cell>
          <table:table-cell office:value-type="string" calcext:value-type="string">
            <text:p>1 ден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дн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дн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дн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Срок рассмотрения жалобы в порядке подчиненности:</text:p>
          </table:table-cell>
          <table:table-cell office:value-type="string" calcext:value-type="string">
            <text:p>в течение10 дней со дня ее поступлени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ечение 15 дней со дня ее поступления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течение 30 дней со дня ее поступления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Жалоба в порядке подчиненности подается:</text:p>
          </table:table-cell>
          <table:table-cell office:value-type="string" calcext:value-type="string">
            <text:p>в произвольной форме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установленном порядке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Может ли продлеваться срок рассмотрения жалобы, поданной в <text:s/>порядке подчиненности?</text:p>
          </table:table-cell>
          <table:table-cell office:value-type="string" calcext:value-type="string">
            <text:p>да, но не более чем на 10 дне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, но не более чем на 5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Из каких реквизитов состоит регистрационный номер постановления, вынесенного по результатам рассмотрения жалобы, поданной в <text:s/>порядке подчиненности?</text:p>
          </table:table-cell>
          <table:table-cell office:value-type="string" calcext:value-type="string">
            <text:p>регистрационный номер жалобы по книге учета жалоб/порядковый номер по журналу регистрации постановлений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орядковый номер по журналу регистрации постановлений/регистрационный номер жалобы по книге учета жалоб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рядковый номер по журналу регистрации постановлени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Оригинал постановления, вынесенного по результатам рассмотрения жалобы, поданной в порядке подчиненности:</text:p>
          </table:table-cell>
          <table:table-cell office:value-type="string" calcext:value-type="string">
            <text:p>направляется заявителю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хранится в номенклатурном деле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Каковы сроки хранения исполнительных производств по исполнению решений судов общей юрисдикции?</text:p>
          </table:table-cell>
          <table:table-cell office:value-type="string" calcext:value-type="string">
            <text:p>5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год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Каковы отличительные признаки регистрационного номера жалобы поданной в порядке подчиненности?</text:p>
          </table:table-cell>
          <table:table-cell office:value-type="string" calcext:value-type="string">
            <text:p>АЖ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СП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Г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Каковы сроки хранения исполнительных производств по исполнению постановлений уполномоченных государственных органов о назначении административного наказания?</text:p>
          </table:table-cell>
          <table:table-cell office:value-type="string" calcext:value-type="string">
            <text:p>5 лет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 год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год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одлежат ли перерегистрации по окончании календарного года не завершенные в делопроизводстве исполнительные документы?</text:p>
          </table:table-cell>
          <table:table-cell office:value-type="string" calcext:value-type="string">
            <text:p>нет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Запросы по исполнительным производствам с требованиями неимущественного характера оформляются:</text:p>
          </table:table-cell>
          <table:table-cell office:value-type="string" calcext:value-type="string">
            <text:p>не позднее 2-х дне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 учетом специфики исполнительного докумен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3-х дней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Запросы в регистрирующие органы направляются:</text:p>
          </table:table-cell>
          <table:table-cell office:value-type="string" calcext:value-type="string">
            <text:p>не позднее двух дней после истечения срока для добровольного исполнения должником требований исполнительного документа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 позднее пяти дней после истечения срока для добровольного исполнения должником требований исполнительного документ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позднее трех дней после истечения срока для добровольного исполнения должником требований исполнительного докумен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Какой нормативный акт регулирует делопроизводство и проведение процедур документирования в Федеральной службе судебных приставов?</text:p>
          </table:table-cell>
          <table:table-cell office:value-type="string" calcext:value-type="string">
            <text:p>приказ МЮ РФ от 25.06.2008 <text:s/>№126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ФССП России от 25.06.2007 <text:s/>№126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каз ФССП России от 10.12.2010 № 682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Непредставление <text:s/>государственным <text:s/>гражданским <text:s/>служащим <text:s/>сведений <text:s/>о своих доходах, об имуществе и обязательствах имущественного характера, а также о доходах, об имуществе и обязательствах имущественного характера членов своей семьи в случае, если представление таких сведений обязательно, либо представление заведомо недостоверных или неполных сведений является:</text:p>
          </table:table-cell>
          <table:table-cell office:value-type="string" calcext:value-type="string">
            <text:p>правонарушением, влекущим уголов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дисциплинарным проступком, влекущим дисциплинарную ответственность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авонарушением, <text:s/>влекущим увольнение с государственной гражданской службы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Уведомление государственного гражданского служащего о фактах обращения к нему в целях склонения его к совершению коррупционных правонарушений подается им на имя:</text:p>
          </table:table-cell>
          <table:table-cell office:value-type="string" calcext:value-type="string">
            <text:p>Директора Федеральной службы судебных приставов - главного судебного пристава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Руководителя территориального органа Федеральной службы судебных приставов - главного судебного пристава субъекта Российской Федерации (лица, его замещающего)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ьника <text:s text:c="3"/>структурного <text:s text:c="3"/>подразделения <text:s text:c="3"/>территориального <text:s text:c="3"/>органа Федеральной службы судебных приставов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Какой нормативный документ регламентирует служебное поведение федерального государственного гражданского служащего ФССП России?</text:p>
          </table:table-cell>
          <table:table-cell office:value-type="string" calcext:value-type="string">
            <text:p>Трудовой кодекс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Кодекс этики и служебного поведения федерального гражданского служащего ФССП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Федеральный закон «Об исполнительном производстве»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Имеет ли право государственный гражданский служащий ФССП России публично высказываться и давать оценку в отношении деятельности службы судебных приставов в целом и подразделения, которое он представляет?</text:p>
          </table:table-cell>
          <table:table-cell office:value-type="string" calcext:value-type="string">
            <text:p>да, если это не входит в его должностные обязан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следует воздержатся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Соблюдение кодекса этики и служебного поведения федерального государственного гражданского служащего ФССП России работниками службы судебных приставов учитывается:</text:p>
          </table:table-cell>
          <table:table-cell office:value-type="string" calcext:value-type="string">
            <text:p>при проведении аттестац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формировании кадрового резерва для выдвижения на вышестоящие должност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 наложении дисциплинарных взысканий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се предлагаемые варианты ответа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Какой предельный возраст пребывания на гражданской службе?</text:p>
          </table:table-cell>
          <table:table-cell office:value-type="string" calcext:value-type="string">
            <text:p>65 лет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0 лет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 лет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Служебный контракт заключается в письменной форме и подписывается сторонами:</text:p>
          </table:table-cell>
          <table:table-cell office:value-type="string" calcext:value-type="string">
            <text:p>В двух экземплярах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В трех экземплярах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В четырех экземплярах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Нормальная продолжительность служебного времени для гражданского служащего не может превышать в неделю:</text:p>
          </table:table-cell>
          <table:table-cell office:value-type="string" calcext:value-type="string">
            <text:p>36 часов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 часов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 час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Аттестация гражданского служащего проводится:</text:p>
          </table:table-cell>
          <table:table-cell office:value-type="string" calcext:value-type="string">
            <text:p>Ежегодно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Один раз в три года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Один раз <text:s/>в четыре года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Гражданские служащие ежегодно представляют представителю нанимателя сведения о доходах, об <text:s/>имуществе и обязательствах имущественного характера не позднее:</text:p>
          </table:table-cell>
          <table:table-cell office:value-type="string" calcext:value-type="string">
            <text:p>30 марта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1 апреля года, следующего за отчетным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 апреля года, следующего за отчетным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Гражданский служащий имеет право расторгнуть <text:s/>служебный контракт и уволиться с гражданской службы по собственной инициативе, предупредив об этом представителя нанимателя:</text:p>
          </table:table-cell>
          <table:table-cell office:value-type="string" calcext:value-type="string">
            <text:p>За десять дней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 две недел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 один месяц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Не обязан предупреждать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Что запрещается гражданскому служащему в связи с прохождением гражданской службы?</text:p>
          </table:table-cell>
          <table:table-cell office:value-type="string" calcext:value-type="string">
            <text:p>Приобретать в собственность объекты недвижимого имущества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олучать доход от педагогической, научной и иной творческой деятельност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иобретать в случаях, установленных федеральным законом, ценные бумаги, по которым может быть получен доход.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Государственную власть в Российской Федерации осуществляют:</text:p>
          </table:table-cell>
          <table:table-cell office:value-type="string" calcext:value-type="string">
            <text:p>Президент Российской Федерации, Государственная Дума, Правительство Российской Федерации, суды Российской Федерации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республики, края, органы местного самоуправления, города федерального значения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езидент Российской Федерации, Федеральное Собрание (Совет Федерации и Государственная Дума), Правительство Российской Федерации, суды Российской Федерации, прокуратур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Основные права государственного гражданского служащего устанавливаются:</text:p>
          </table:table-cell>
          <table:table-cell office:value-type="string" calcext:value-type="string">
            <text:p>Федеральным законом от 27.07.2004 № 79-ФЗ «О государственной гражданской службе Российской Федерации»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Конституцией Российской Федерации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Указом Президента Российской Федерации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Укажите правильное оформление структуры «Индекса дел» для номенклатурных дел (где: 61045 - код структурного подразделения по ведомственному классификатору; 05- порядковый номер заголовка номенклатурного дела; <text:s/>14 - <text:s/>две последние цифры года):</text:p>
          </table:table-cell>
          <table:table-cell office:value-type="string" calcext:value-type="string">
            <text:p>61045-05-14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-61045-14.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AbsDb" style:display-name="PageStyle_AbsDb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SSP Test$</meta:initial-creator>
    <dc:creator>FSSP Test$</dc:creator>
    <meta:creation-date>2018-01-17T06:45:51</meta:creation-date>
    <dc:date>2018-01-17T06:46:04</dc:date>
    <meta:generator>LibreOffice/5.2.7.2$Linux_X86_64 LibreOffice_project/20m0$Build-2</meta:generator>
    <meta:document-statistic meta:table-count="1" meta:cell-count="85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